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B9FE63E50395CB3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style:text-properties fo:color="#000066" fo:font-size="48pt" style:font-size-asian="48pt" style:font-size-complex="48pt"/>
    </style:style>
    <style:style style:name="P2" style:family="paragraph">
      <loext:graphic-properties draw:fill-color="#ffffff"/>
      <style:text-properties fo:color="#000066" fo:font-size="48pt" style:font-size-asian="48pt" style:font-size-complex="48pt"/>
    </style:style>
    <style:style style:name="P3" style:family="paragraph">
      <style:text-properties fo:color="#000099" fo:font-size="18pt"/>
    </style:style>
    <style:style style:name="P4" style:family="paragraph">
      <loext:graphic-properties draw:fill="none" draw:fill-color="#ffffff"/>
      <style:text-properties fo:color="#000099" fo:font-size="18pt"/>
    </style:style>
    <style:style style:name="P5" style:family="paragraph">
      <loext:graphic-properties draw:fill-color="#ffffff"/>
    </style:style>
    <style:style style:name="P6" style:family="paragraph">
      <style:text-properties fo:color="#000066" fo:font-size="44pt" style:font-size-asian="44pt" style:font-size-complex="44pt"/>
    </style:style>
    <style:style style:name="P7" style:family="paragraph">
      <loext:graphic-properties draw:fill="none" draw:fill-color="#ffffff"/>
      <style:text-properties fo:color="#000066" fo:font-size="44pt" style:font-size-asian="44pt" style:font-size-complex="44pt"/>
    </style:style>
    <style:style style:name="P8" style:family="paragraph">
      <style:text-properties fo:color="#800000" fo:font-size="28pt" style:font-size-asian="28pt" style:font-size-complex="28pt"/>
    </style:style>
    <style:style style:name="P9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000066" fo:font-size="48pt" style:font-size-asian="48pt" style:font-size-complex="48pt"/>
    </style:style>
    <style:style style:name="T2" style:family="text">
      <style:text-properties fo:color="#000099"/>
    </style:style>
    <style:style style:name="T3" style:family="text">
      <style:text-properties fo:color="#000066" fo:font-size="44pt" style:font-size-asian="44pt" style:font-size-complex="44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800000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66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Words and the world</text:span></text:p>
          </draw:text-box>
        </draw:frame>
        <draw:frame draw:style-name="gr1" draw:text-style-name="P4" draw:layer="layout" svg:width="8cm" svg:height="1.673cm" svg:x="1.4cm" svg:y="18cm">
          <draw:text-box>
            <text:p text:style-name="P3"><text:span text:style-name="T2">Gauthier Zambaux</text:span></text:p>
            <text:p text:style-name="P3"><text:span text:style-name="T2">Nicolas Dubo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7" draw:layer="layout" svg:width="10.4cm" svg:height="1.987cm" svg:x="1.8cm" svg:y="2.1cm">
          <draw:text-box>
            <text:p text:style-name="P6"><text:span text:style-name="T3">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7" draw:layer="layout" svg:width="13.8cm" svg:height="1.987cm" svg:x="1.8cm" svg:y="2.101cm">
          <draw:text-box>
            <text:p text:style-name="P6"><text:span text:style-name="T3">Table of contents</text:span></text:p>
          </draw:text-box>
        </draw:frame>
        <draw:frame draw:style-name="gr1" draw:text-style-name="P9" draw:layer="layout" svg:width="17.4cm" svg:height="1.352cm" svg:x="5.4cm" svg:y="6.2cm">
          <draw:text-box>
            <text:p text:style-name="P8"><text:span text:style-name="T4">I.</text:span><text:span text:style-name="T5"> <text:s/>The application</text:span></text:p>
          </draw:text-box>
        </draw:frame>
        <draw:frame draw:style-name="gr1" draw:text-style-name="P11" draw:layer="layout" svg:width="17.4cm" svg:height="1.352cm" svg:x="5.4cm" svg:y="8.9cm">
          <draw:text-box>
            <text:p text:style-name="P10"><text:span text:style-name="T6">II. <text:s/></text:span><text:span text:style-name="T5">Technologies</text:span></text:p>
          </draw:text-box>
        </draw:frame>
        <draw:frame draw:style-name="gr1" draw:text-style-name="P11" draw:layer="layout" svg:width="17.4cm" svg:height="1.352cm" svg:x="5.4cm" svg:y="11.6cm">
          <draw:text-box>
            <text:p text:style-name="P10"><text:span text:style-name="T6">III. <text:s/></text:span><text:span text:style-name="T5">Possible evolu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4" draw:text-style-name="P7" draw:layer="layout" svg:width="13.8cm" svg:height="1.987cm" svg:x="1.8cm" svg:y="2.102cm">
          <draw:text-box>
            <text:p text:style-name="P6"><text:span text:style-name="T3">The 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4" draw:text-style-name="P7" draw:layer="layout" svg:width="13.8cm" svg:height="1.987cm" svg:x="1.8cm" svg:y="2.102cm">
          <draw:text-box>
            <text:p text:style-name="P6"><text:span text:style-name="T3">Technolog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7" draw:layer="layout" svg:width="15cm" svg:height="1.987cm" svg:x="1.8cm" svg:y="2.102cm">
          <draw:text-box>
            <text:p text:style-name="P6"><text:span text:style-name="T3">Possible evolu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5" draw:text-style-name="P7" draw:layer="layout" svg:width="15cm" svg:height="1.987cm" svg:x="1.8cm" svg:y="2.103cm">
          <draw:text-box>
            <text:p text:style-name="P6"><text:span text:style-name="T3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><text:span text:style-name="T7">Thank you very much for </text:span><text:span text:style-name="T7">your attention.</text:span></text:p>
            <text:p><text:span text:style-name="T2">Do you have any 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400000002AB9FE63E50395CB3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04:53.446513515</meta:creation-date>
    <dc:date>2017-05-01T13:35:21.107256193</dc:date>
    <meta:editing-duration>PT1H36M31S</meta:editing-duration>
    <meta:editing-cycles>5</meta:editing-cycles>
    <meta:generator>LibreOffice/5.1.6.2$Linux_X86_64 LibreOffice_project/10m0$Build-2</meta:generator>
    <meta:document-statistic meta:object-count="49"/>
  </office:meta>
</office:document-meta>
</file>